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594061"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1150508"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1151388"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1141220"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1139701"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1125885"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1123701"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1148119"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1147659"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1125337"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1122692"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1123832"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1149129"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1142433"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1128038"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1132405"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1121985"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42677"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1136752"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1126182"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1134003"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1132240"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40568"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1148090"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1149278"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153322"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1127993"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1133361"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1152219"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45256"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1128021"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1142726"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1123569"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1151857"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1132861"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1139682"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39528"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1126480"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1146396"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1144014"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1128133"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1142473"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1130126"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36064"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1144223"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1129710"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126003"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1151009"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1139741"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1141639"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31293"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1134209"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1123549"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1141999"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1135957"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27608"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1146514"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1152211"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1127334"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1129395"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53691"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1141695"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1144529"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1131099"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1122556"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4114157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1154599"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41132950"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41136151"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41127815"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41128014"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41150179"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41154034"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41154714"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list xml:id="list41151212"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9600133"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42870" text:continue-list="list41151212" text:style-name="WW8Num13">
        <text:list-item>
          <text:list>
            <text:list-item>
              <text:h text:style-name="P58" text:outline-level="2"><text:soft-page-break/><text:span text:style-name="T6">libcstl 2.1</text:span><text:span text:style-name="T3">改善</text:span></text:h>
            </text:list-item>
          </text:list>
        </text:list-item>
      </text:list>
      <text:list xml:id="list39585677"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1146748" text:continue-list="list41142870" text:style-name="WW8Num13">
        <text:list-item>
          <text:list>
            <text:list-item>
              <text:h text:style-name="P58" text:outline-level="2"><text:span text:style-name="T6">libcstl 2.1</text:span><text:span text:style-name="T3">代码的优化</text:span></text:h>
            </text:list-item>
          </text:list>
        </text:list-item>
      </text:list>
      <text:list xml:id="list41153169" text:continue-list="list39585677"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text:soft-page-break/>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text:soft-page-break/>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1134007" text:continue-list="list41146748"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ext:soft-page-break/>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ext:soft-page-break/>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17T21:01:12.35</dc:date>
    <meta:editing-cycles>1944</meta:editing-cycles>
    <meta:editing-duration>P19DT23H27M16S</meta:editing-duration>
    <meta:generator>OpenOffice.org/3.3$Win32 OpenOffice.org_project/330m20$Build-9567</meta:generator>
    <dc:creator>Bo Wang</dc:creator>
    <meta:document-statistic meta:table-count="667" meta:image-count="41" meta:object-count="0" meta:page-count="286" meta:paragraph-count="8986" meta:word-count="73123" meta:character-count="275579"/>
  </office:meta>
</office:document-meta>
</file>